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co1" style:family="table-column">
      <style:table-column-properties style:column-width="4.885cm" style:use-optimal-column-width="false"/>
    </style:style>
    <style:style style:name="co2" style:family="table-column">
      <style:table-column-properties style:column-width="15.965cm" style:use-optimal-column-width="false"/>
    </style:style>
    <style:style style:name="co3" style:family="table-column">
      <style:table-column-properties style:column-width="7.262cm" style:use-optimal-column-width="false"/>
    </style:style>
    <style:style style:name="ro1" style:family="table-row">
      <style:table-row-properties style:row-height="0.904cm" style:use-optimal-row-height="false"/>
    </style:style>
    <style:style style:name="ro2" style:family="table-row">
      <style:table-row-properties style:row-height="1.607cm" style:use-optimal-row-height="false"/>
    </style:style>
    <style:style style:name="ro3" style:family="table-row">
      <style:table-row-properties style:row-height="2.31cm" style:use-optimal-row-height="false"/>
    </style:style>
    <style:style style:name="P1" style:family="paragraph">
      <style:paragraph-properties fo:margin-left="0cm" fo:margin-right="0cm" fo:text-align="center" fo:text-indent="0cm"/>
      <style:text-properties fo:color="#ffffff" loext:opacity="100%" fo:font-size="24pt" style:font-size-asian="24pt" style:font-size-complex="24pt"/>
    </style:style>
    <style:style style:name="P2" style:family="paragraph">
      <style:paragraph-properties fo:margin-left="0cm" fo:margin-right="0cm" fo:line-height="0.423cm" fo:text-align="center" fo:text-indent="0cm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loext:opacity="100%" style:font-name="Liberation Serif" style:font-name-complex="Liberation Seri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text-transform="uppercase" fo:color="#ffffff" loext:opacity="100%" style:font-name="Arial" fo:font-size="14pt" style:font-size-asian="13pt" style:font-name-complex="Arial" style:font-size-complex="13pt"/>
    </style:style>
    <style:style style:name="T2" style:family="text">
      <style:text-properties fo:text-transform="uppercase" fo:color="#ffffff" loext:opacity="100%" style:font-name="Arial Narrow" fo:font-size="8pt" style:font-size-asian="24pt" style:font-name-complex="Arial Narrow" style:font-size-complex="24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FAIR Loans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1"><text:span text:style-name="T1">Kiona Bijker (s1979418)</text:span></text:p>
            <text:p text:style-name="P2"><text:span text:style-name="T1">ragunath seenivasagan ( s3482820)</text:span></text:p>
            <text:p text:style-name="P2"><text:span text:style-name="T2"/></text:p>
            <text:p text:style-name="P2"><text:span text:style-name="T1">24-10-202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Lending club datas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ans</text:p>
              </text:list-item>
              <text:list-item>
                <text:p>27 columns</text:p>
              </text:list-item>
              <text:list-item>
                <text:p>+/- million rows</text:p>
              </text:list-item>
              <text:list-item>
                <text:p>Reduced 1000 rows, 15 columns</text:p>
              </text:list-item>
              <text:list-item>
                <text:p>CC0 licen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Colum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layer="layout" svg:width="28.111cm" svg:height="18.681cm" svg:x="0.903cm" svg:y="0.0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 text:style-name="P7">Name column</text:p>
              </table:table-cell>
              <table:table-cell>
                <text:p text:style-name="P7">Description</text:p>
              </table:table-cell>
              <table:table-cell>
                <text:p text:style-name="P7">Type</text:p>
              </table:table-cell>
            </table:table-row>
            <table:table-row table:style-name="ro1" table:default-cell-style-name="bg-none">
              <table:table-cell>
                <text:p text:style-name="P7">issue_d</text:p>
              </table:table-cell>
              <table:table-cell>
                <text:p text:style-name="P7">Issue date of loan</text:p>
              </table:table-cell>
              <table:table-cell>
                <text:p text:style-name="P7">Date</text:p>
              </table:table-cell>
            </table:table-row>
            <table:table-row table:style-name="ro2" table:default-cell-style-name="bg-none">
              <table:table-cell>
                <text:p text:style-name="P7">sub_grade</text:p>
              </table:table-cell>
              <table:table-cell>
                <text:p text:style-name="P7">Grade awarded to person requesting loan, seems to determine interest rate</text:p>
              </table:table-cell>
              <table:table-cell>
                <text:p text:style-name="P7">String, may be enumerable</text:p>
              </table:table-cell>
            </table:table-row>
            <table:table-row table:style-name="ro1" table:default-cell-style-name="bg-none">
              <table:table-cell>
                <text:p text:style-name="P7">term</text:p>
              </table:table-cell>
              <table:table-cell>
                <text:p text:style-name="P7">Time to pay back loan</text:p>
              </table:table-cell>
              <table:table-cell>
                <text:p text:style-name="P7">Integer “months”</text:p>
              </table:table-cell>
            </table:table-row>
            <table:table-row table:style-name="ro1" table:default-cell-style-name="bg-none">
              <table:table-cell>
                <text:p text:style-name="P7">home_ownership</text:p>
              </table:table-cell>
              <table:table-cell>
                <text:p text:style-name="P7">Seems to be MORTGAGE or RENT</text:p>
              </table:table-cell>
              <table:table-cell>
                <text:p text:style-name="P7">String, may be enumerable</text:p>
              </table:table-cell>
            </table:table-row>
            <table:table-row table:style-name="ro1" table:default-cell-style-name="bg-none">
              <table:table-cell>
                <text:p text:style-name="P7">fico_range_low</text:p>
              </table:table-cell>
              <table:table-cell>
                <text:p text:style-name="P7">Low end of the credit score</text:p>
              </table:table-cell>
              <table:table-cell>
                <text:p text:style-name="P7">Integer</text:p>
              </table:table-cell>
            </table:table-row>
            <table:table-row table:style-name="ro2" table:default-cell-style-name="bg-none">
              <table:table-cell>
                <text:p text:style-name="P7">pub_rec</text:p>
              </table:table-cell>
              <table:table-cell>
                <text:p text:style-name="P7">Public records on person (criminal, bankruptcy, etc. anything filed in courts)</text:p>
              </table:table-cell>
              <table:table-cell>
                <text:p text:style-name="P7">Integer</text:p>
              </table:table-cell>
            </table:table-row>
            <table:table-row table:style-name="ro3" table:default-cell-style-name="bg-none">
              <table:table-cell>
                <text:p text:style-name="P7">revol_util</text:p>
              </table:table-cell>
              <table:table-cell>
                <text:p text:style-name="P7">Revolving credit line utilisation rate (use loan as source for other loan application or as a balance to take from as needed)</text:p>
              </table:table-cell>
              <table:table-cell>
                <text:p text:style-name="P7">Decimal number</text:p>
              </table:table-cell>
            </table:table-row>
            <table:table-row table:style-name="ro1" table:default-cell-style-name="bg-none">
              <table:table-cell>
                <text:p text:style-name="P7">int_rate</text:p>
              </table:table-cell>
              <table:table-cell>
                <text:p text:style-name="P7">Interest rate</text:p>
              </table:table-cell>
              <table:table-cell>
                <text:p text:style-name="P7">Decimal number</text:p>
              </table:table-cell>
            </table:table-row>
            <table:table-row table:style-name="ro2" table:default-cell-style-name="bg-none">
              <table:table-cell>
                <text:p text:style-name="P7">application_type</text:p>
              </table:table-cell>
              <table:table-cell>
                <text:p text:style-name="P7">Mainly ‘Individual’ some ‘Joint App’, describes number of people applying</text:p>
              </table:table-cell>
              <table:table-cell>
                <text:p text:style-name="P7">String, may be enumerable</text:p>
              </table:table-cell>
            </table:table-row>
            <table:table-row table:style-name="ro2" table:default-cell-style-name="bg-none">
              <table:table-cell>
                <text:p text:style-name="P7">verification_status</text:p>
              </table:table-cell>
              <table:table-cell>
                <text:p text:style-name="P7">Verified, Not Verified, or Source Verified. ID and other truth checks in loan application</text:p>
              </table:table-cell>
              <table:table-cell>
                <text:p text:style-name="P7">String, may be enumerable</text:p>
              </table:table-cell>
            </table:table-row>
            <table:table-row table:style-name="ro1" table:default-cell-style-name="bg-none">
              <table:table-cell>
                <text:p text:style-name="P7">addr_state</text:p>
              </table:table-cell>
              <table:table-cell>
                <text:p text:style-name="P7">State the registered address of applicant is located in</text:p>
              </table:table-cell>
              <table:table-cell>
                <text:p text:style-name="P7">String, may be enumerable</text:p>
              </table:table-cell>
            </table:table-row>
            <table:table-row table:style-name="ro1" table:default-cell-style-name="bg-none">
              <table:table-cell>
                <text:p text:style-name="P7">fico_range_high</text:p>
              </table:table-cell>
              <table:table-cell>
                <text:p text:style-name="P7">High end of the credit score</text:p>
              </table:table-cell>
              <table:table-cell>
                <text:p text:style-name="P7">Integer</text:p>
              </table:table-cell>
            </table:table-row>
            <table:table-row table:style-name="ro1" table:default-cell-style-name="bg-none">
              <table:table-cell>
                <text:p text:style-name="P7">id</text:p>
              </table:table-cell>
              <table:table-cell>
                <text:p text:style-name="P7">ID of loan application</text:p>
              </table:table-cell>
              <table:table-cell>
                <text:p text:style-name="P7">Integer</text:p>
              </table:table-cell>
            </table:table-row>
            <table:table-row table:style-name="ro1" table:default-cell-style-name="bg-none">
              <table:table-cell>
                <text:p text:style-name="P7">emp_length</text:p>
              </table:table-cell>
              <table:table-cell>
                <text:p text:style-name="P7">Duration of total employment</text:p>
              </table:table-cell>
              <table:table-cell>
                <text:p text:style-name="P7">Integer</text:p>
              </table:table-cell>
            </table:table-row>
            <table:table-row table:style-name="ro1" table:default-cell-style-name="bg-none">
              <table:table-cell>
                <text:p text:style-name="P7">loan_status</text:p>
              </table:table-cell>
              <table:table-cell>
                <text:p text:style-name="P7">Loan approved or not</text:p>
              </table:table-cell>
              <table:table-cell>
                <text:p text:style-name="P7">1 or 0, boole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1:01.985592684</meta:creation-date>
    <meta:editing-duration>PT9M31S</meta:editing-duration>
    <meta:editing-cycles>5</meta:editing-cycles>
    <meta:generator>LibreOffice/24.2.7.2$Linux_X86_64 LibreOffice_project/420$Build-2</meta:generator>
    <dc:title>Blueprint Plans</dc:title>
    <dc:date>2025-10-24T16:10:54.092291943</dc:date>
    <meta:document-statistic meta:object-count="76"/>
  </office:meta>
</office:document-meta>
</file>